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Consolas, 'Courier New', monospace"/>
    <style:font-face style:name="Proxima Nova" svg:font-family="'Proxima Nova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>
      <style:paragraph-properties fo:margin-left="0cm" fo:margin-right="0cm" fo:margin-top="0cm" fo:margin-bottom="0.265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3" style:family="paragraph" style:parent-style-name="Preformatted_20_Text">
      <style:paragraph-properties fo:margin-top="0cm" fo:margin-bottom="0.265cm" fo:line-height="142%" fo:orphans="2" fo:widows="2" fo:background-color="#f5f5f5" fo:padding="0cm" fo:border="none">
        <style:background-image/>
      </style:paragraph-properties>
    </style:style>
    <style:style style:name="T1" style:family="text">
      <style:text-properties fo:font-variant="normal" fo:text-transform="none" fo:color="#333333" style:font-name="Monaco" fo:font-size="13.5pt" fo:letter-spacing="normal" fo:font-style="normal" fo:font-weight="normal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deo von Industry40tv:</text:p>
      <text:p text:style-name="Standard">Raspberry Pi Pico W for IoT Project Using MicroPython and MQTT [ A Complete Guide ]</text:p>
      <text:p text:style-name="Standard"><text:a xlink:type="simple" xlink:href="https://www.youtube.com/watch?v=GQOqvvei5Do" text:style-name="Internet_20_link" text:visited-style-name="Visited_20_Internet_20_Link">https://www.youtube.com/watch?v=GQOqvvei5Do</text:a></text:p>
      <text:p text:style-name="Standard">umqtt.simple auf dem pico installier</text:p>
      <text:p text:style-name="Standard">Account für kostenlosen Broker erstellen auf hivemq.com</text:p>
      <text:p text:style-name="Standard"/>
      <text:p text:style-name="Standard">NodeRed installieren: </text:p>
      <text:p text:style-name="Standard"><text:a xlink:type="simple" xlink:href="https://nodered.org/docs/getting-started/local#installing-with-npm" text:style-name="Internet_20_link" text:visited-style-name="Visited_20_Internet_20_Link">https://nodered.org/docs/getting-started/local#installing-with-npm</text:a></text:p>
      <text:p text:style-name="Standard"/>
      <text:p text:style-name="Standard">Ich habe das Video gefunden, mit dem ich mit Paul mqtt installiert habe: :</text:p>
      <text:p text:style-name="Standard">Core Electronics: How to set up MQTT with Raspberry Pi Pico W</text:p>
      <text:p text:style-name="Standard"/>
      <text:p text:style-name="Standard">Account bei Adafruit anlegen: </text:p>
      <text:p text:style-name="Standard"><text:a xlink:type="simple" xlink:href="https://io.adafruit.com/" text:style-name="Internet_20_link" text:visited-style-name="Visited_20_Internet_20_Link">https://io.adafruit.com</text:a></text:p>
      <text:p text:style-name="Standard"/>
      <text:p text:style-name="P2"><text:span text:style-name="Source_20_Text"><text:span text:style-name="T1">ADAFRUIT_AIO_USERNAME = "Ted_1958"</text:span></text:span></text:p>
      <text:p text:style-name="P3"><text:span text:style-name="Source_20_Text"><text:span text:style-name="T1">ADAFRUIT_AIO_KEY <text:s text:c="5"/>= "aio_WDZt35eLSS52hu52gspmX7Ex5Uo0"</text:span></text:span></text:p>
      <text:p text:style-name="Standard"/>
      <text:p text:style-name="Standard"/>
      <text:list xml:id="list8782069793840984772" text:style-name="L1">
        <text:list-item>
          <text:p text:style-name="P1">Adafruit IO-Pin kopieren</text:p>
        </text:list-item>
        <text:list-item>
          <text:p text:style-name="P1">Feed erzeugen und unter Info den MQTT-endpoint rauskopieren</text:p>
        </text:list-item>
        <text:list-item>
          <text:p text:style-name="P1">Neues Dashboard erzeugen</text:p>
        </text:list-item>
        <text:list-item>
          <text:p text:style-name="P1">Settings → create new Block → line chart → Feed mit dem Chart verbin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Consolas, 'Courier New', monospace"/>
    <style:font-face style:name="Proxima Nova" svg:font-family="'Proxima Nova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10T20:18:00.88</meta:creation-date>
    <meta:generator>OpenOffice/4.1.15$Win32 OpenOffice.org_project/4115m2$Build-9813</meta:generator>
    <dc:date>2024-06-27T11:08:07.07</dc:date>
    <meta:editing-duration>PT5H52M20S</meta:editing-duration>
    <meta:editing-cycles>5</meta:editing-cycles>
    <meta:document-statistic meta:table-count="0" meta:image-count="0" meta:object-count="0" meta:page-count="1" meta:paragraph-count="17" meta:word-count="104" meta:character-count="794"/>
  </office:meta>
</office:document-meta>
</file>